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789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7.16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6">
            <text:p>0605 <text:s/>111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6">
            <text:p>0605 <text:s/>111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6">
            <text:p>0605 <text:s/>111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6">
            <text:p>0605 <text:s/>111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7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7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7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7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9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9">
            <text:p>0605 <text:s/>11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39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">
            <text:p>0605 <text:s/>11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1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1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1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1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1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2">
            <text:p>0605 <text:s/>11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2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2">
            <text:p>0605 <text:s/>11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3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3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3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3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3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3">
            <text:p>0605 <text:s/>11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4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4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4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4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4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5">
            <text:p>0605 <text:s/>11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5">
            <text:p>0605 <text:s/>11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6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6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6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6">
            <text:p>0605 <text:s/>11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7">
            <text:p>0605 <text:s/>11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7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7">
            <text:p>0605 <text:s/>11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7">
            <text:p>0605 <text:s/>11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7">
            <text:p>0605 <text:s/>11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/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/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7">
            <text:p>5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9">
            <text:p>5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0">
            <text:p>6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5T11:14:09.48">
            <text:p>0605 <text:s/>111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05T11:14:09.48">
            <text:p>2021/6/5 11:1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5T11:14:09.48">
            <text:p>0605 <text:s/>1114</text:p>
          </table:table-cell>
          <table:table-cell table:style-name="ce7" table:formula="of:=NOW()" office:value-type="date" office:date-value="2021-06-05T11:14:09.48">
            <text:p>0605 <text:s/>111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05T11:14:09.48">
            <text:p>0605 <text:s/>111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2" table:formula="of:=CONCATENATE(&quot;(&quot;;MAX([.A#REF!:.A#REF!]);&quot;)&quot;)" office:value-type="float" office:value="0">
            <text:p>#REF!</text:p>
          </table:table-cell>
          <table:table-cell table:style-name="ce2" table:formula="of:=CONCATENATE(&quot;(&quot;;COUNTA([.B#REF!:.B#REF!]);&quot;)&quot;)" office:value-type="string" office:string-value="(1)">
            <text:p>(1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#REF!:.D#REF!]);&quot;)&quot;)" office:value-type="float" office:value="0">
            <text:p>#REF!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3T11:34:26.35">
            <text:p>0603</text:p>
          </table:table-cell>
          <table:table-cell table:style-name="ce9" office:value-type="string">
            <text:p>v1-46</text:p>
          </table:table-cell>
          <table:table-cell table:style-name="ce18" office:value-type="string">
            <text:p>nếu bạn rẽ sang phải, sẽ có gì đó? / nếu bạn rẽ sang trái, sẽ có ai?</text:p>
          </table:table-cell>
          <table:table-cell table:style-name="ce19" office:value-type="string" table:number-columns-spanned="2" table:number-rows-spanned="1">
            <text:p>if you turn to the right, what will there be? / if you turn to the left, who will there be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3.3">
            <text:p>0605 <text:s/>1114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2-48</text:p>
          </table:table-cell>
          <table:table-cell table:style-name="ce18" office:value-type="string">
            <text:p>tại sao đầu anh ấy chảy máu? / vì, anh ấy đập đầu vào tường.</text:p>
          </table:table-cell>
          <table:table-cell table:style-name="ce20" office:value-type="string" table:number-columns-spanned="2" table:number-rows-spanned="1">
            <text:p>why his head is bleeding? / because he hit his head on the wall</text:p>
          </table:table-cell>
          <table:covered-table-cell table:style-name="ce20" office:value-type="string">
            <text:p>why his head is bleeding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3.3">
            <text:p>0605 <text:s/>1114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v3-49</text:p>
          </table:table-cell>
          <table:table-cell table:style-name="ce18" office:value-type="string">
            <text:p>tại sao mũi của anh ấy bị[suffer chảy máu? / vì, <text:s/>một thanh sắt rơi vaò mũi anh ta.</text:p>
          </table:table-cell>
          <table:table-cell table:style-name="ce20" office:value-type="string" table:number-columns-spanned="2" table:number-rows-spanned="1">
            <text:p>why his nose is bleeding? / because an iron rod fell on his nose 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3.3">
            <text:p>0605 <text:s/>111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통과한 무렵, 두 마리 거의 동시에 항상의 평평하게 되어있는 장소에 도착했다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3.3">
            <text:p>0605 <text:s/>111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두 번째의 고체 후 있었는지, 두 마리 모두 지상으로 내려왔다. / 마사지 등 한 후, 미케를 먼저 올렸다. 그러자 크러가 근처의 한 나무의 뿌리에서 손톱을 예리하게하기 시작했다. / 내가 가까워지면 토끼 처럼 보도 쪽으로 달리기 시작했다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3.3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rugi czerw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3.3">
            <text:p>0605 <text:s/>111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ak samo jak ostatnio. ruchy mięśni ust, warg, a także, tyłu ust. / kształt tyłu ust, w zależności od którego, dźwięki zmieni się. Szczególnie, wysokość dźwięku. / Mowiąc poprawnie, raczej, to jest nie kształt tyłu ust, ale kształt tyłu języka. / dokładniej, słowem "kształt", wskazuję położenie[position języka. / na przykład, kiedy wydmucham na siódmym dziurze, przyciągam język do gardła[목구멍, a także podnoszę[든다 tę część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3.3">
            <text:p>0605 <text:s/>111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ثاني من يونيو.</text:p>
          </table:table-cell>
          <table:table-cell table:style-name="ce20" office:value-type="string">
            <text:p>yuwniw</text:p>
          </table:table-cell>
          <table:table-cell table:style-name="ce20" office:value-type="string">
            <text:p>it was wednesday, the second of Jun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9.88">
            <text:p>0605 <text:s/>111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T11:12:43.17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0" office:value-type="string" table:number-columns-spanned="2" table:number-rows-spanned="1">
            <text:p>it really happened? / he fell down on the floor. it is slipper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9.88">
            <text:p>0605 <text:s/>111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9.88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9.88">
            <text:p>0605 <text:s/>111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9.88">
            <text:p>0605 <text:s/>1114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1" office:value-type="string" table:number-columns-spanned="2" table:number-rows-spanned="1">
            <text:p>yawm'al'dhamaI / a'raabiAI / h^uzayiraan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9.88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0" office:value-type="string" table:number-columns-spanned="2" table:number-rows-spanned="1">
            <text:p>chaharoom / juwaan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1.32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1.32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">
            <text:p>1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1.32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">
            <text:p>1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1.32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">
            <text:p>1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1.32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1.32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">
            <text:p>2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1.32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1.32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4:01.32">
            <text:p>0605 <text:s/>111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3">
            <text:p>2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8.8">
            <text:p>0605 <text:s/>111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4">
            <text:p>2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8.8">
            <text:p>0605 <text:s/>111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5">
            <text:p>2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8.8">
            <text:p>0605 <text:s/>111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8.8">
            <text:p>0605 <text:s/>111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7">
            <text:p>2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8.8">
            <text:p>0605 <text:s/>111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3:58.8">
            <text:p>0605 <text:s/>1113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5T11:13:58.78">
            <text:p>0605 <text:s/>111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05T11:14:09.61">
            <text:p>0605 <text:s/>1114</text:p>
          </table:table-cell>
          <table:table-cell table:style-name="ce7" table:formula="of:=NOW()" office:value-type="date" office:date-value="2021-06-05T11:14:09.61">
            <text:p>0605 <text:s/>111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05T11:14:09.61">
            <text:p>0605 <text:s/>1114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5">2021/06/05</text:date>, <text:time>11:14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05T11:14:09.07</dc:date>
    <dc:creator>iwabuchi ken</dc:creator>
    <meta:editing-duration>P3DT12H33M27S</meta:editing-duration>
    <meta:editing-cycles>494</meta:editing-cycles>
    <meta:generator>OpenOffice/4.1.3$Win32 OpenOffice.org_project/413m1$Build-9783</meta:generator>
    <meta:document-statistic meta:table-count="2" meta:cell-count="520" meta:object-count="0"/>
  </office:meta>
</office:document-meta>
</file>